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35cm" fo:min-width="3.009cm"/>
    </style:style>
    <style:style style:name="gr2" style:family="graphic" style:parent-style-name="standard">
      <style:graphic-properties draw:textarea-horizontal-align="justify" draw:textarea-vertical-align="middle" draw:auto-grow-height="false" fo:min-height="1.094cm" fo:min-width="2.754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3cm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1.05cm"/>
    </style:style>
    <style:style style:name="gr11" style:family="graphic" style:parent-style-name="standard">
      <style:graphic-properties draw:stroke="none" svg:stroke-color="#000000" draw:fill="none" draw:fill-color="#ffffff" fo:min-height="1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4.961cm" svg:height="1.817cm" svg:x="2cm" svg:y="2.1cm">
          <text:p text:style-name="P1">CONSO</text:p>
          <text:p text:style-name="P1">Compteu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4.6cm" svg:height="1.9cm" svg:x="7.4cm" svg:y="2.2cm">
          <text:p text:style-name="P1">PROD</text:p>
          <text:p text:style-name="P1">Compteur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3.8cm" svg:height="1.1cm" svg:x="2.6cm" svg:y="5.5cm">
          <text:p text:style-name="P1">f11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8cm" svg:height="1.1cm" svg:x="7.8cm" svg:y="5.5cm">
          <text:p text:style-name="P1">f12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8cm" svg:height="1.1cm" svg:x="2.6cm" svg:y="8.8cm">
          <text:p text:style-name="P1">f21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8cm" svg:height="1.1cm" svg:x="7.8cm" svg:y="8.8cm">
          <text:p text:style-name="P1">f22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5cm" svg:y1="6.6cm" svg:x2="4.5cm" svg:y2="8.8cm" draw:start-shape="id1" draw:start-glue-point="2" draw:end-shape="id2" draw:end-glue-point="0" svg:d="M4500 6600v2200" svg:viewBox="0 0 1 2201">
          <text:p/>
        </draw:connector>
        <draw:connector draw:style-name="gr4" draw:text-style-name="P2" draw:layer="layout" svg:x1="9.7cm" svg:y1="6.6cm" svg:x2="9.7cm" svg:y2="8.8cm" draw:start-shape="id3" draw:start-glue-point="2" draw:end-shape="id4" draw:end-glue-point="0" svg:d="M9700 6600v2200" svg:viewBox="0 0 1 2201">
          <text:p/>
        </draw:connector>
        <draw:connector draw:style-name="gr4" draw:text-style-name="P2" draw:layer="layout" svg:x1="4.481cm" svg:y1="3.917cm" svg:x2="4.5cm" svg:y2="5.5cm" draw:start-shape="id5" draw:start-glue-point="8" draw:end-shape="id1" draw:end-glue-point="0" svg:d="M4481 3917v792h19v791" svg:viewBox="0 0 20 1584">
          <text:p/>
        </draw:connector>
        <draw:connector draw:style-name="gr4" draw:text-style-name="P2" draw:layer="layout" svg:x1="9.7cm" svg:y1="4.1cm" svg:x2="9.7cm" svg:y2="5.5cm" draw:start-shape="id6" draw:start-glue-point="8" draw:end-shape="id3" draw:end-glue-point="0" svg:d="M9700 4100v1400" svg:viewBox="0 0 1 1401">
          <text:p/>
        </draw:connector>
        <draw:frame draw:style-name="gr5" draw:text-style-name="P3" draw:layer="layout" svg:width="7.5cm" svg:height="1.673cm" svg:x="12.5cm" svg:y="2.95cm">
          <draw:text-box>
            <text:p>Réseau ERDF et PV</text:p>
          </draw:text-box>
        </draw:frame>
        <draw:frame draw:style-name="gr6" draw:text-style-name="P3" draw:layer="layout" svg:width="5.6cm" svg:height="1.55cm" svg:x="12.6cm" svg:y="5.4cm">
          <draw:text-box>
            <text:p>Capture Signal</text:p>
          </draw:text-box>
        </draw:frame>
        <draw:frame draw:style-name="gr6" draw:text-style-name="P3" draw:layer="layout" svg:width="4.7cm" svg:height="1.55cm" svg:x="12.6cm" svg:y="8.6cm">
          <draw:text-box>
            <text:p>Mise en forme</text:p>
          </draw:text-box>
        </draw:frame>
        <draw:connector draw:style-name="gr4" draw:text-style-name="P2" draw:layer="layout" svg:x1="4.5cm" svg:y1="9.9cm" svg:x2="7.15cm" svg:y2="12.1cm" draw:start-shape="id2" draw:start-glue-point="2" svg:d="M4500 9900v1351h2650v849" svg:viewBox="0 0 2651 2201">
          <text:p/>
        </draw:connector>
        <draw:connector draw:style-name="gr4" draw:text-style-name="P2" draw:layer="layout" svg:x1="9.7cm" svg:y1="9.9cm" svg:x2="7.15cm" svg:y2="12.1cm" draw:start-shape="id4" draw:start-glue-point="2" svg:d="M9700 9900v1351h-2550v849" svg:viewBox="0 0 2551 2201">
          <text:p/>
        </draw:connector>
        <draw:frame draw:style-name="gr7" draw:text-style-name="P3" draw:layer="layout" svg:width="5.3cm" svg:height="1.85cm" svg:x="12.6cm" svg:y="12.6cm">
          <draw:text-box>
            <text:p>Choix du signal</text:p>
          </draw:text-box>
        </draw:frame>
        <draw:line draw:style-name="gr8" draw:text-style-name="P2" draw:layer="layout" svg:x1="12.5cm" svg:y1="1.3cm" svg:x2="12.8cm" svg:y2="26.2cm">
          <text:p/>
        </draw:line>
        <draw:frame draw:style-name="gr9" draw:text-style-name="P3" draw:layer="layout" svg:width="7.3cm" svg:height="1cm" svg:x="12.6cm" svg:y="17.3cm">
          <draw:text-box>
            <text:p>Traitement</text:p>
          </draw:text-box>
        </draw:frame>
        <draw:custom-shape draw:style-name="gr3" draw:text-style-name="P1" xml:id="id8" draw:id="id8" draw:layer="layout" svg:width="5.1cm" svg:height="1.9cm" svg:x="4.9cm" svg:y="17.1cm">
          <text:p text:style-name="P1">f4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xml:id="id7" draw:id="id7" draw:layer="layout" svg:width="3.4cm" svg:height="3.4cm" svg:x="5.5cm" svg:y="12cm">
          <text:p text:style-name="P1">f3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2" draw:layer="layout" svg:x1="7.2cm" svg:y1="15.4cm" svg:x2="7.45cm" svg:y2="17.1cm" draw:start-shape="id7" draw:start-glue-point="8" draw:end-shape="id8" draw:end-glue-point="0" svg:d="M7200 15400v851h250v849" svg:viewBox="0 0 251 1701">
          <text:p/>
        </draw:connector>
        <draw:custom-shape draw:style-name="gr3" draw:text-style-name="P1" xml:id="id9" draw:id="id9" draw:layer="layout" svg:width="2.6cm" svg:height="2cm" svg:x="3.9cm" svg:y="21.1cm">
          <text:p text:style-name="P1">f5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2" draw:layer="layout" svg:x1="5.2cm" svg:y1="21.1cm" svg:x2="4.9cm" svg:y2="18.05cm" draw:start-shape="id9" draw:start-glue-point="0" draw:end-shape="id8" draw:end-glue-point="3" svg:d="M5200 21100v-1049h-801v-2001h501" svg:viewBox="0 0 802 3051">
          <text:p/>
        </draw:connector>
        <draw:custom-shape draw:style-name="gr3" draw:text-style-name="P1" xml:id="id10" draw:id="id10" draw:layer="layout" svg:width="2.9cm" svg:height="3.5cm" svg:x="7.8cm" svg:y="23.5cm">
          <text:p text:style-name="P1">f6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2" draw:layer="layout" svg:x1="10cm" svg:y1="18.05cm" svg:x2="9.25cm" svg:y2="23.5cm" draw:start-shape="id8" draw:start-glue-point="1" draw:end-shape="id10" draw:end-glue-point="5" svg:d="M10000 18050h502v3201h-1252v2249" svg:viewBox="0 0 1253 5451">
          <text:p/>
        </draw:connector>
        <draw:frame draw:style-name="gr10" draw:text-style-name="P3" draw:layer="layout" svg:width="5.4cm" svg:height="1.3cm" svg:x="12.8cm" svg:y="21.7cm">
          <draw:text-box>
            <text:p>Horodatage</text:p>
          </draw:text-box>
        </draw:frame>
        <draw:frame draw:style-name="gr11" draw:text-style-name="P3" draw:layer="layout" svg:width="6.1cm" svg:height="1.95cm" svg:x="13cm" svg:y="24.3cm">
          <draw:text-box>
            <text:p>Enregistre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Roger BLOUIN</meta:initial-creator>
    <meta:creation-date>2012-12-30T14:31:53</meta:creation-date>
    <dc:date>2016-06-15T10:58:46.488498000</dc:date>
    <dc:creator>Jean-Roger BLOUIN</dc:creator>
    <meta:editing-duration>PT3M41S</meta:editing-duration>
    <meta:editing-cycles>2</meta:editing-cycles>
    <meta:generator>LibreOffice/5.1.3.2$MacOSX_X86_64 LibreOffice_project/644e4637d1d8544fd9f56425bd6cec110e49301b</meta:generator>
    <meta:document-statistic meta:object-count="27"/>
  </office:meta>
</office:document-meta>
</file>